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uman-Computer-nteraction:<text:line-break/><text:tab/>-Usability</text:p>
      <text:p text:style-name="P2"><text:tab/><text:tab/>-Effektivität</text:p>
      <text:p text:style-name="P2"><text:tab/><text:tab/>-Effizienz</text:p>
      <text:p text:style-name="P2"><text:tab/><text:tab/>-Zufriedenstellung</text:p>
      <text:p text:style-name="P1"/>
      <text:p text:style-name="P1"><text:tab/>-Accesebility</text:p>
      <text:p text:style-name="P2"><text:tab/><text:tab/>-</text:p>
      <text:p text:style-name="P2"/>
      <text:p text:style-name="P2"/>
      <text:p text:style-name="P2">Different user interfaces:</text:p>
      <text:p text:style-name="P2"><text:tab/>-Command line interfaces</text:p>
      <text:p text:style-name="P2"><text:tab/>-Graphical user interfaces (GUI)</text:p>
      <text:p text:style-name="P2"><text:tab/><text:tab/>-WIMP-Konzept(Windows; Icons; Menus; Pointing Devices)</text:p>
      <text:p text:style-name="P2"><text:tab/>-Natural user interfaces(NUI)</text:p>
      <text:p text:style-name="P2"><text:tab/><text:tab/>-Gui ohne poin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09:52:44.50</meta:creation-date>
    <dc:date>2012-11-27T12:52:50.76</dc:date>
    <meta:editing-duration>PT3H9S</meta:editing-duration>
    <meta:editing-cycles>5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28" meta:character-count="291"/>
  </office:meta>
</office:document-meta>
</file>